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ize="15pt" fo:font-weight="bold" style:font-size-asian="15pt" style:font-weight-asian="bold" style:font-size-complex="15pt" style:font-weight-complex="bold"/>
    </style:style>
    <style:style style:name="P5" style:family="paragraph" style:parent-style-name="Standard">
      <style:text-properties fo:font-size="15pt" fo:font-weight="normal" style:font-size-asian="15pt" style:font-weight-asian="normal" style:font-size-complex="15pt" style:font-weight-complex="normal"/>
    </style:style>
    <style:style style:name="P6" style:family="paragraph" style:parent-style-name="Standard" style:list-style-name="L1"/>
    <style:style style:name="T1" style:family="text">
      <style:text-properties fo:font-size="15pt" style:font-size-asian="15pt" style:font-size-complex="15pt"/>
    </style:style>
    <style:style style:name="T2" style:family="text">
      <style:text-properties fo:font-size="15pt" officeooo:rsid="001f0067" style:font-size-asian="15pt" style:font-size-complex="15pt"/>
    </style:style>
    <style:style style:name="T3" style:family="text">
      <style:text-properties fo:font-size="14pt" style:font-size-asian="14pt" style:font-size-complex="14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H</text:span><text:span text:style-name="T1">ow social media, specifically Twitter, can </text:span><text:span text:style-name="T2">help</text:span><text:span text:style-name="T1"> disaster management during crises?</text:span></text:p>
      <text:p text:style-name="P4"/>
      <text:p text:style-name="P5">The paper investigates how Twitter data from the pre-crisis period of Hurricane Harvey (August 2017) can help disaster management agencies understand public concerns and improve disaster response and communication strategies.</text:p>
      <text:p text:style-name="P5"/>
      <text:p text:style-name="P5">Using tweets from the pre-crisis phase of Hurricane Harvey (August 2017), the authors analyze public concerns through text mining techniques, particularly Latent Dirichlet Allocation (LDA).</text:p>
      <text:p text:style-name="P3"><text:span text:style-name="Strong_20_Emphasis"><text:span text:style-name="T1">Latent Dirichlet Allocation (LDA)</text:span></text:span><text:span text:style-name="T1"> is a statistical model used to identify topics in a collection of text documents.</text:span></text:p>
      <text:p text:style-name="P5"/>
      <text:p text:style-name="Standard"><text:span text:style-name="Strong_20_Emphasis"><text:span text:style-name="T3">Main Themes</text:span></text:span><text:span text:style-name="T3">:</text:span></text:p>
      <text:list xml:id="list2616860755" text:style-name="L1">
        <text:list-item>
          <text:p text:style-name="P6"><text:span text:style-name="Strong_20_Emphasis"><text:span text:style-name="T3">Disaster Declarations and Emergency Responses</text:span></text:span><text:span text:style-name="T3">: Citizens want clear and timely disaster updates.</text:span></text:p>
        </text:list-item>
        <text:list-item>
          <text:p text:style-name="P6"><text:span text:style-name="Strong_20_Emphasis"><text:span text:style-name="T3">Local Concerns</text:span></text:span><text:span text:style-name="T3">: People focus on impacts to specific towns and their loved ones.</text:span></text:p>
        </text:list-item>
        <text:list-item>
          <text:p text:style-name="P6"><text:span text:style-name="Strong_20_Emphasis"><text:span text:style-name="T3">Event and Travel Disruptions</text:span></text:span><text:span text:style-name="T3">: Disasters interrupt daily life and planned events.</text:span></text:p>
        </text:list-item>
        <text:list-item>
          <text:p text:style-name="P6"><text:span text:style-name="Strong_20_Emphasis"><text:span text:style-name="T3">Threats to Industry</text:span></text:span><text:span text:style-name="T3">: Concerns about impacts on the oil and gas sector.</text:span></text:p>
        </text:list-item>
        <text:list-item>
          <text:p text:style-name="P6"><text:span text:style-name="Strong_20_Emphasis"><text:span text:style-name="T3">Climate Change</text:span></text:span><text:span text:style-name="T3">: Discussion linking disasters to climate change trends.</text:span></text:p>
        </text:list-item>
      </text:list>
      <text:p text:style-name="P1"/>
      <text:p text:style-name="P1">Conclusion:</text:p>
      <text:p text:style-name="P1">The study highlights the value of social media data in disaster management, offering lessons for future crises. By understanding public concerns, agencies can tailor their responses to be more effective and inclusive.</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27T12:49:31.471683874</meta:creation-date>
    <dc:date>2024-11-27T21:08:44.226121053</dc:date>
    <meta:editing-duration>PT17M10S</meta:editing-duration>
    <meta:editing-cycles>3</meta:editing-cycles>
    <meta:generator>LibreOffice/6.4.7.2$Linux_X86_64 LibreOffice_project/40$Build-2</meta:generator>
    <meta:document-statistic meta:table-count="0" meta:image-count="0" meta:object-count="0" meta:page-count="1" meta:paragraph-count="12" meta:word-count="181" meta:character-count="1256" meta:non-whitespace-character-count="1092"/>
  </office:meta>
</office:document-meta>
</file>